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6f89" officeooo:paragraph-rsid="00086f89"/>
    </style:style>
    <style:style style:name="P2" style:family="paragraph" style:parent-style-name="Title">
      <style:text-properties officeooo:rsid="00086f89" officeooo:paragraph-rsid="00086f89"/>
    </style:style>
    <style:style style:name="T1" style:family="text">
      <style:text-properties officeooo:rsid="00087c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rôle</text:p>
      <text:p text:style-name="P1">Il faut faire un début plus en douceur, ç<text:span text:style-name="T1">a</text:span> attaque trop vite 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2-12T19:07:05.137782767</dc:date>
    <meta:editing-duration>PT41S</meta:editing-duration>
    <meta:editing-cycles>3</meta:editing-cycles>
    <meta:document-statistic meta:table-count="0" meta:image-count="0" meta:object-count="0" meta:page-count="1" meta:paragraph-count="2" meta:word-count="14" meta:character-count="70" meta:non-whitespace-character-count="58"/>
  </office:meta>
</office:document-meta>
</file>